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5.svm" manifest:media-type=""/>
  <manifest:file-entry manifest:full-path="Pictures/TablePreview3.svm" manifest:media-type=""/>
  <manifest:file-entry manifest:full-path="Pictures/10000000000004F900000322D59A91F80546343C.png" manifest:media-type="image/png"/>
  <manifest:file-entry manifest:full-path="Pictures/10000000000005550000035C4EE1F4127624DDA3.png" manifest:media-type="image/png"/>
  <manifest:file-entry manifest:full-path="Pictures/TablePreview4.svm" manifest:media-type=""/>
  <manifest:file-entry manifest:full-path="Pictures/10000000000004F90000032243912328F0D364EC.png" manifest:media-type="image/png"/>
  <manifest:file-entry manifest:full-path="Pictures/1000000000000020000000204B249CA79A42C6D7.png" manifest:media-type="image/pn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ic Sans" svg:font-family="'Basic Sans'" style:font-family-generic="roman"/>
    <style:font-face style:name="Source Code Pro" svg:font-family="'Source Code Pro'" style:font-pitch="fixed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729cm"/>
    </style:style>
    <style:style style:name="gr4" style:family="graphic" style:parent-style-name="standard">
      <style:graphic-properties draw:fill="solid" draw:fill-color="#ffffd7" draw:textarea-horizontal-align="justify" draw:textarea-vertical-align="middle" draw:auto-grow-height="false" fo:min-height="16.298cm" fo:min-width="6cm"/>
    </style:style>
    <style:style style:name="pr1" style:family="presentation" style:parent-style-name="Vivid-subtitle">
      <style:graphic-properties draw:auto-grow-height="true" fo:min-height="4.306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notes">
      <style:graphic-properties draw:fill-color="#ffffff" draw:auto-grow-height="true" fo:min-height="12.464cm"/>
    </style:style>
    <style:style style:name="pr5" style:family="presentation" style:parent-style-name="Vivid1-outline1">
      <style:graphic-properties fo:min-height="12.754cm"/>
    </style:style>
    <style:style style:name="pr6" style:family="presentation" style:parent-style-name="Vivid1-notes">
      <style:graphic-properties draw:fill-color="#ffffff" fo:min-height="12.464cm"/>
    </style:style>
    <style:style style:name="co1" style:family="table-column">
      <style:table-column-properties style:column-width="6.052cm" style:use-optimal-column-width="false"/>
    </style:style>
    <style:style style:name="co2" style:family="table-column">
      <style:table-column-properties style:column-width="6.059cm" style:use-optimal-column-width="false"/>
    </style:style>
    <style:style style:name="co3" style:family="table-column">
      <style:table-column-properties style:column-width="2.953cm" style:use-optimal-column-width="false"/>
    </style:style>
    <style:style style:name="co4" style:family="table-column">
      <style:table-column-properties style:column-width="6.494cm" style:use-optimal-column-width="false"/>
    </style:style>
    <style:style style:name="co5" style:family="table-column">
      <style:table-column-properties style:column-width="16.45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41cm"/>
    </style:style>
    <style:style style:name="ro3" style:family="table-row">
      <style:table-row-properties style:row-height="1.07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style:font-name="Source Code Pro" fo:font-size="16pt" style:font-size-asian="16pt" style:font-size-complex="16pt"/>
    </style:style>
    <style:style style:name="ce3" style:family="table-cell">
      <style:paragraph-properties fo:border="0.43pt solid #000000"/>
      <style:text-properties fo:font-size="18pt" style:font-size-asian="18pt" style:font-size-complex="18pt"/>
    </style:style>
    <style:style style:name="ce4" style:family="table-cell">
      <style:paragraph-properties fo:text-align="center" fo:border="0.43pt solid #000000"/>
      <style:text-properties fo:font-size="18pt" style:font-size-asian="18pt" style:font-size-complex="18pt"/>
    </style:style>
    <style:style style:name="P1" style:family="paragraph">
      <style:text-properties fo:font-size="36pt"/>
    </style:style>
    <style:style style:name="P2" style:family="paragraph">
      <loext:graphic-properties draw:fill-color="#ffffff"/>
      <style:text-properties fo:font-size="18pt"/>
    </style:style>
    <style:style style:name="P3" style:family="paragraph">
      <style:paragraph-properties fo:text-align="center"/>
      <style:text-properties style:font-name="Source Code Pro"/>
    </style:style>
    <style:style style:name="P4" style:family="paragraph">
      <loext:graphic-properties draw:fill="none" draw:fill-color="#ffffff"/>
      <style:text-properties style:font-name="Source Code Pro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19.7999992370605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Source Code Pro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style:font-name="Source Code Pro" fo:font-weight="bold" style:font-weight-asian="bold" style:font-weight-complex="bold"/>
    </style:style>
    <style:style style:name="P11" style:family="paragraph">
      <style:paragraph-properties fo:text-align="center"/>
      <style:text-properties style:font-name="Source Code Pro" fo:font-size="16pt" style:font-size-asian="16pt" style:font-size-complex="16pt"/>
    </style:style>
    <style:style style:name="P12" style:family="paragraph">
      <loext:graphic-properties draw:fill="solid" draw:fill-color="#ffffd7"/>
      <style:paragraph-properties fo:text-align="center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style:paragraph-properties fo:text-align="center" style:text-autospace="none"/>
      <style:text-properties style:font-name="Basic Sans" fo:font-size="24pt" style:font-name-asian="Basic Sans" style:font-size-asian="24pt" style:font-name-complex="Basic Sans" style:font-size-complex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none"/>
      <style:text-properties style:font-name="Basic Sans" fo:font-size="24pt" style:font-name-asian="Basic Sans" style:font-size-asian="24pt" style:font-name-complex="Basic Sans" style:font-size-complex="24pt"/>
    </style:style>
    <style:style style:name="T1" style:family="text">
      <style:text-properties fo:font-size="36pt"/>
    </style:style>
    <style:style style:name="T2" style:family="text">
      <style:text-properties fo:font-size="28pt" style:font-size-asian="20pt" style:font-size-complex="20pt"/>
    </style:style>
    <style:style style:name="T3" style:family="text">
      <style:text-properties style:font-name="Source Code Pro" fo:font-size="60pt" style:font-size-asian="66pt" style:font-size-complex="66pt"/>
    </style:style>
    <style:style style:name="T4" style:family="text">
      <style:text-properties style:use-window-font-color="true" style:text-outline="false" style:text-line-through-style="none" style:text-line-through-type="none" style:font-name="Source Sans Pro1" fo:font-size="26pt" fo:font-style="normal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33% 75%" style:font-name="Source Sans Pro1" fo:font-size="26pt" fo:font-style="normal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style:style style:name="T6" style:family="text">
      <style:text-properties fo:font-size="26pt" style:font-size-asian="28pt" style:font-size-complex="28pt"/>
    </style:style>
    <style:style style:name="T7" style:family="text">
      <style:text-properties style:text-position="33% 75%" fo:font-size="26pt" style:font-size-asian="28pt" style:font-size-complex="2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3465a4" style:font-name="Source Code Pro" fo:font-size="44pt" fo:font-weight="bold" style:font-size-asian="48pt" style:font-weight-asian="bold" style:font-size-complex="48pt" style:font-weight-complex="bold"/>
    </style:style>
    <style:style style:name="T11" style:family="text">
      <style:text-properties style:font-name="Source Code Pro" fo:font-size="44pt" fo:font-weight="bold" style:font-size-asian="48pt" style:font-weight-asian="bold" style:font-size-complex="48pt" style:font-weight-complex="bold"/>
    </style:style>
    <style:style style:name="T12" style:family="text">
      <style:text-properties fo:color="#ce181e" style:font-name="Source Code Pro" fo:font-size="44pt" fo:font-weight="bold" style:font-size-asian="48pt" style:font-weight-asian="bold" style:font-size-complex="48pt" style:font-weight-complex="bold"/>
    </style:style>
    <style:style style:name="T13" style:family="text">
      <style:text-properties style:text-position="33% 58%"/>
    </style:style>
    <style:style style:name="T14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14% 100%" style:font-name="Basic Sans" fo:font-size="24pt" fo:font-style="normal" fo:text-shadow="none" style:text-underline-style="none" fo:font-weight="normal" style:letter-kerning="true" style:font-name-asian="Basic Sans" style:font-size-asian="24pt" style:font-name-complex="Basic Sans" style:font-size-complex="24pt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Basic Sans" fo:font-size="24pt" fo:font-style="normal" fo:text-shadow="none" style:text-underline-style="none" fo:font-weight="normal" style:letter-kerning="true" style:font-name-asian="Basic Sans" style:font-size-asian="24pt" style:font-name-complex="Basic Sans" style:font-size-complex="24pt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Basic Sans" fo:font-size="24pt" fo:font-style="normal" fo:text-shadow="none" style:text-underline-style="none" fo:font-weight="bold" style:letter-kerning="true" style:font-name-asian="Basic Sans" style:font-size-asian="24pt" style:font-weight-asian="bold" style:font-name-complex="Basic Sans" style:font-size-complex="24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5.199cm" svg:height="12.371cm" svg:x="1.28cm" svg:y="0.837cm" presentation:class="title" presentation:user-transformed="true">
          <draw:text-box>
            <text:p>Numbers Representation</text:p>
          </draw:text-box>
        </draw:frame>
        <draw:frame presentation:style-name="pr1" draw:text-style-name="P1" draw:layer="layout" svg:width="25.179cm" svg:height="4.306cm" svg:x="1.29cm" svg:y="14.49cm" presentation:class="subtitle" presentation:user-transformed="true">
          <draw:text-box>
            <text:p><text:span text:style-name="T1">Operating Systems I</text:span></text:p>
            <text:p><text:span text:style-name="T2">Victor Yacovlev (Viktor Iakovlev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 presentation:user-transformed="true">
          <draw:text-box>
            <text:p>The Binary System</text:p>
          </draw:text-box>
        </draw:frame>
        <draw:frame draw:style-name="gr2" draw:text-style-name="P4" draw:layer="layout" svg:width="18.4cm" svg:height="2.864cm" svg:x="4.8cm" svg:y="7.17cm">
          <draw:text-box>
            <text:p text:style-name="P3"><text:span text:style-name="T3">01010101</text:span></text:p>
          </draw:text-box>
        </draw:frame>
        <draw:frame draw:style-name="gr3" draw:text-style-name="P5" draw:layer="layout" svg:width="25cm" svg:height="3.929cm" svg:x="1.4cm" svg:y="11.271cm">
          <draw:text-box>
            <text:p><text:span text:style-name="T4">Result: = 0*2</text:span><text:span text:style-name="T5">7 </text:span><text:span text:style-name="T4">+ 1*2</text:span><text:span text:style-name="T5">6 </text:span><text:span text:style-name="T4">+ 0*2</text:span><text:span text:style-name="T5">5 </text:span><text:span text:style-name="T4">+ 0*2</text:span><text:span text:style-name="T5">4 </text:span><text:span text:style-name="T4">+ 0*2</text:span><text:span text:style-name="T5">3 </text:span><text:span text:style-name="T4">+ 1*2</text:span><text:span text:style-name="T5">2 </text:span><text:span text:style-name="T4">+ 0*2</text:span><text:span text:style-name="T5">1 </text:span><text:span text:style-name="T4">+ 1</text:span><text:span text:style-name="T6">*2</text:span><text:span text:style-name="T7">0</text:span></text:p>
          </draw:text-box>
        </draw:frame>
        <draw:frame draw:style-name="gr2" draw:text-style-name="P5" draw:layer="layout" svg:width="23.2cm" svg:height="3.123cm" svg:x="1.6cm" svg:y="16.038cm">
          <draw:text-box>
            <text:p><text:span text:style-name="T8">0</text:span><text:tab/>- Voltage is less then 0-thereshold (usually 0.7V for most chips)</text:p>
            <text:p><text:span text:style-name="T8">1</text:span><text:tab/>- Voltage is greater then 1-thereshold (usually 2.0V for most chips)</text:p>
            <text:p><text:span text:style-name="T8">undefined</text:span><text:tab/>- Voltage between thereshold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Integer Types</text:p>
          </draw:text-box>
        </draw:frame>
        <draw:frame presentation:style-name="pr5" draw:layer="layout" svg:width="25.061cm" svg:height="12.954cm" svg:x="1.397cm" svg:y="5.334cm" presentation:class="outline" presentation:user-transformed="true">
          <draw:text-box>
            <text:list text:style-name="L3">
              <text:list-item>
                <text:p>The Byte – is the smallest data amount able to address</text:p>
              </text:list-item>
              <text:list-item>
                <text:p>The Bit – 0 or 1. Individual bits are not accessible directly from memory</text:p>
              </text:list-item>
              <text:list-item>
                <text:p>The Word – several Bytes processor accesses at once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Bits Manipulation</text:p>
          </draw:text-box>
        </draw:frame>
        <draw:frame presentation:style-name="pr5" draw:layer="layout" svg:width="25.061cm" svg:height="12.954cm" svg:x="1.397cm" svg:y="5.334cm" presentation:class="outline">
          <draw:text-box>
            <text:list text:style-name="L3">
              <text:list-item>
                <text:p>Shift Left, Right: &lt;&lt; &gt;&gt;</text:p>
              </text:list-item>
              <text:list-item>
                <text:p>Bitwise operations: &amp;, |, ^, ~</text:p>
              </text:list-item>
              <text:list-item>
                <text:p>Use &amp; mask to extract bit at specific positions</text:p>
              </text:list-item>
              <text:list-item>
                <text:p>Use | operations to add some bits into ‘set’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Byte Order</text:p>
          </draw:text-box>
        </draw:frame>
        <draw:frame presentation:style-name="pr5" draw:layer="layout" svg:width="25.061cm" svg:height="7.888cm" svg:x="1.397cm" svg:y="10.4cm" presentation:class="outline" presentation:user-transformed="true">
          <draw:text-box>
            <text:list text:style-name="L3">
              <text:list-item>
                <text:p>255 in case of red byte is low order</text:p>
              </text:list-item>
              <text:list-item>
                <text:p>65’280 in case of blue byte is low order</text:p>
              </text:list-item>
            </text:list>
            <text:p text:style-name="P8"><text:span text:style-name="T8"/></text:p>
            <text:p text:style-name="P8"><text:span text:style-name="T8">Which byte order is correct? </text:span><text:span text:style-name="T8"><text:line-break/></text:span><text:span text:style-name="T9">Both</text:span></text:p>
          </draw:text-box>
        </draw:frame>
        <draw:frame draw:style-name="gr2" draw:text-style-name="P10" draw:layer="layout" svg:width="16.2cm" svg:height="2.153cm" svg:x="5.9cm" svg:y="6.424cm">
          <draw:text-box>
            <text:p text:style-name="P9"><text:span text:style-name="T10">00000000</text:span><text:span text:style-name="T11"> </text:span><text:span text:style-name="T12">11111111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Byte Order</text:p>
          </draw:text-box>
        </draw:frame>
        <draw:frame presentation:style-name="pr5" draw:layer="layout" svg:width="25.061cm" svg:height="12.954cm" svg:x="1.397cm" svg:y="5.334cm" presentation:class="outline">
          <draw:text-box>
            <text:list text:style-name="L3">
              <text:list-item>
                <text:p>From High to Low (like people writes) – Big Endian</text:p>
                <text:list>
                  <text:list-item>
                    <text:p>default mode for PowerPC, MIPS, SPARC </text:p>
                  </text:list-item>
                  <text:list-item>
                    <text:p>standard for network data exchange</text:p>
                  </text:list-item>
                </text:list>
              </text:list-item>
              <text:list-item>
                <text:p>From Low to High (like arabic letters) – Little Endian</text:p>
                <text:list>
                  <text:list-item>
                    <text:p>all x86 processors family and default mode for ARM</text:p>
                  </text:list-item>
                </text:list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Signed v.s. UnSigned</text:p>
          </draw:text-box>
        </draw:frame>
        <draw:frame draw:style-name="standard" draw:layer="layout" svg:width="24.214cm" svg:height="16.523cm" svg:x="1.737cm" svg:y="4.302cm">
          <table:table table:template-name="bw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Unsigned</text:p>
              </table:table-cell>
              <table:table-cell>
                <text:p text:style-name="P8">Binary</text:p>
              </table:table-cell>
              <table:table-cell>
                <text:p text:style-name="P8">Signed</text:p>
              </table:table-cell>
              <table:table-cell>
                <text:p text:style-name="P8">Two’s Complement</text:p>
              </table:table-cell>
            </table:table-row>
            <table:table-row table:style-name="ro1" table:default-cell-style-name="ce2">
              <table:table-cell>
                <text:p text:style-name="P11">0</text:p>
              </table:table-cell>
              <table:table-cell>
                <text:p text:style-name="P11">0000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</table:table-row>
            <table:table-row table:style-name="ro1" table:default-cell-style-name="ce2">
              <table:table-cell>
                <text:p text:style-name="P11">1</text:p>
              </table:table-cell>
              <table:table-cell>
                <text:p text:style-name="P11">000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</table:table-row>
            <table:table-row table:style-name="ro1" table:default-cell-style-name="ce2">
              <table:table-cell>
                <text:p text:style-name="P11">2</text:p>
              </table:table-cell>
              <table:table-cell>
                <text:p text:style-name="P11">0010</text:p>
              </table:table-cell>
              <table:table-cell>
                <text:p text:style-name="P11">2</text:p>
              </table:table-cell>
              <table:table-cell>
                <text:p text:style-name="P11">2</text:p>
              </table:table-cell>
            </table:table-row>
            <table:table-row table:style-name="ro1" table:default-cell-style-name="ce2">
              <table:table-cell>
                <text:p text:style-name="P11">3</text:p>
              </table:table-cell>
              <table:table-cell>
                <text:p text:style-name="P11">0011</text:p>
              </table:table-cell>
              <table:table-cell>
                <text:p text:style-name="P11">3</text:p>
              </table:table-cell>
              <table:table-cell>
                <text:p text:style-name="P11">3</text:p>
              </table:table-cell>
            </table:table-row>
            <table:table-row table:style-name="ro1" table:default-cell-style-name="ce2">
              <table:table-cell>
                <text:p text:style-name="P11">4</text:p>
              </table:table-cell>
              <table:table-cell>
                <text:p text:style-name="P11">0100</text:p>
              </table:table-cell>
              <table:table-cell>
                <text:p text:style-name="P11">4</text:p>
              </table:table-cell>
              <table:table-cell>
                <text:p text:style-name="P11">4</text:p>
              </table:table-cell>
            </table:table-row>
            <table:table-row table:style-name="ro1" table:default-cell-style-name="ce2">
              <table:table-cell>
                <text:p text:style-name="P11">5</text:p>
              </table:table-cell>
              <table:table-cell>
                <text:p text:style-name="P11">0101</text:p>
              </table:table-cell>
              <table:table-cell>
                <text:p text:style-name="P11">5</text:p>
              </table:table-cell>
              <table:table-cell>
                <text:p text:style-name="P11">5</text:p>
              </table:table-cell>
            </table:table-row>
            <table:table-row table:style-name="ro1" table:default-cell-style-name="ce2">
              <table:table-cell>
                <text:p text:style-name="P11">6</text:p>
              </table:table-cell>
              <table:table-cell>
                <text:p text:style-name="P11">0110</text:p>
              </table:table-cell>
              <table:table-cell>
                <text:p text:style-name="P11">6</text:p>
              </table:table-cell>
              <table:table-cell>
                <text:p text:style-name="P11">6</text:p>
              </table:table-cell>
            </table:table-row>
            <table:table-row table:style-name="ro1" table:default-cell-style-name="ce2">
              <table:table-cell>
                <text:p text:style-name="P11">7</text:p>
              </table:table-cell>
              <table:table-cell>
                <text:p text:style-name="P11">0111</text:p>
              </table:table-cell>
              <table:table-cell>
                <text:p text:style-name="P11">7</text:p>
              </table:table-cell>
              <table:table-cell>
                <text:p text:style-name="P11">7</text:p>
              </table:table-cell>
            </table:table-row>
            <table:table-row table:style-name="ro1" table:default-cell-style-name="ce2">
              <table:table-cell>
                <text:p text:style-name="P11">8</text:p>
              </table:table-cell>
              <table:table-cell>
                <text:p text:style-name="P11">1000</text:p>
              </table:table-cell>
              <table:table-cell>
                <text:p text:style-name="P11">-0</text:p>
              </table:table-cell>
              <table:table-cell>
                <text:p text:style-name="P11">-8</text:p>
              </table:table-cell>
            </table:table-row>
            <table:table-row table:style-name="ro1" table:default-cell-style-name="ce2">
              <table:table-cell>
                <text:p text:style-name="P11">9</text:p>
              </table:table-cell>
              <table:table-cell>
                <text:p text:style-name="P11">1001</text:p>
              </table:table-cell>
              <table:table-cell>
                <text:p text:style-name="P11">-1</text:p>
              </table:table-cell>
              <table:table-cell>
                <text:p text:style-name="P11">-7</text:p>
              </table:table-cell>
            </table:table-row>
            <table:table-row table:style-name="ro1" table:default-cell-style-name="ce2">
              <table:table-cell>
                <text:p text:style-name="P11">10</text:p>
              </table:table-cell>
              <table:table-cell>
                <text:p text:style-name="P11">1010</text:p>
              </table:table-cell>
              <table:table-cell>
                <text:p text:style-name="P11">-2</text:p>
              </table:table-cell>
              <table:table-cell>
                <text:p text:style-name="P11">-6</text:p>
              </table:table-cell>
            </table:table-row>
            <table:table-row table:style-name="ro1" table:default-cell-style-name="ce2">
              <table:table-cell>
                <text:p text:style-name="P11">11</text:p>
              </table:table-cell>
              <table:table-cell>
                <text:p text:style-name="P11">1011</text:p>
              </table:table-cell>
              <table:table-cell>
                <text:p text:style-name="P11">-3</text:p>
              </table:table-cell>
              <table:table-cell>
                <text:p text:style-name="P11">-5</text:p>
              </table:table-cell>
            </table:table-row>
            <table:table-row table:style-name="ro1" table:default-cell-style-name="ce2">
              <table:table-cell>
                <text:p text:style-name="P11">12</text:p>
              </table:table-cell>
              <table:table-cell>
                <text:p text:style-name="P11">1100</text:p>
              </table:table-cell>
              <table:table-cell>
                <text:p text:style-name="P11">-4</text:p>
              </table:table-cell>
              <table:table-cell>
                <text:p text:style-name="P11">-4</text:p>
              </table:table-cell>
            </table:table-row>
            <table:table-row table:style-name="ro1" table:default-cell-style-name="ce2">
              <table:table-cell>
                <text:p text:style-name="P11">13</text:p>
              </table:table-cell>
              <table:table-cell>
                <text:p text:style-name="P11">1101</text:p>
              </table:table-cell>
              <table:table-cell>
                <text:p text:style-name="P11">-5</text:p>
              </table:table-cell>
              <table:table-cell>
                <text:p text:style-name="P11">-3</text:p>
              </table:table-cell>
            </table:table-row>
            <table:table-row table:style-name="ro1" table:default-cell-style-name="ce2">
              <table:table-cell>
                <text:p text:style-name="P11">14</text:p>
              </table:table-cell>
              <table:table-cell>
                <text:p text:style-name="P11">1110</text:p>
              </table:table-cell>
              <table:table-cell>
                <text:p text:style-name="P11">-6</text:p>
              </table:table-cell>
              <table:table-cell>
                <text:p text:style-name="P11">-2</text:p>
              </table:table-cell>
            </table:table-row>
            <table:table-row table:style-name="ro1" table:default-cell-style-name="ce2">
              <table:table-cell>
                <text:p text:style-name="P11">15</text:p>
              </table:table-cell>
              <table:table-cell>
                <text:p text:style-name="P11">1111</text:p>
              </table:table-cell>
              <table:table-cell>
                <text:p text:style-name="P11">-7</text:p>
              </table:table-cell>
              <table:table-cell>
                <text:p text:style-name="P11">-1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" draw:text-style-name="P12" draw:layer="layout" svg:width="6.2cm" svg:height="16.498cm" svg:x="20cm" svg:y="4.302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Signed v.s. UnSigned</text:p>
          </draw:text-box>
        </draw:frame>
        <draw:frame draw:style-name="standard" draw:layer="layout" svg:width="24.214cm" svg:height="16.523cm" svg:x="1.737cm" svg:y="4.302cm">
          <table:table table:template-name="bw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Unsigned</text:p>
              </table:table-cell>
              <table:table-cell>
                <text:p text:style-name="P8">Binary</text:p>
              </table:table-cell>
              <table:table-cell>
                <text:p text:style-name="P8">Signed</text:p>
              </table:table-cell>
              <table:table-cell>
                <text:p text:style-name="P8">Two’s Complement</text:p>
              </table:table-cell>
            </table:table-row>
            <table:table-row table:style-name="ro1" table:default-cell-style-name="ce2">
              <table:table-cell>
                <text:p text:style-name="P11">0</text:p>
              </table:table-cell>
              <table:table-cell>
                <text:p text:style-name="P11">0000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</table:table-row>
            <table:table-row table:style-name="ro1" table:default-cell-style-name="ce2">
              <table:table-cell>
                <text:p text:style-name="P11">1</text:p>
              </table:table-cell>
              <table:table-cell>
                <text:p text:style-name="P11">000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</table:table-row>
            <table:table-row table:style-name="ro1" table:default-cell-style-name="ce2">
              <table:table-cell>
                <text:p text:style-name="P11">2</text:p>
              </table:table-cell>
              <table:table-cell>
                <text:p text:style-name="P11">0010</text:p>
              </table:table-cell>
              <table:table-cell>
                <text:p text:style-name="P11">2</text:p>
              </table:table-cell>
              <table:table-cell>
                <text:p text:style-name="P11">2</text:p>
              </table:table-cell>
            </table:table-row>
            <table:table-row table:style-name="ro1" table:default-cell-style-name="ce2">
              <table:table-cell>
                <text:p text:style-name="P11">3</text:p>
              </table:table-cell>
              <table:table-cell>
                <text:p text:style-name="P11">0011</text:p>
              </table:table-cell>
              <table:table-cell>
                <text:p text:style-name="P11">3</text:p>
              </table:table-cell>
              <table:table-cell>
                <text:p text:style-name="P11">3</text:p>
              </table:table-cell>
            </table:table-row>
            <table:table-row table:style-name="ro1" table:default-cell-style-name="ce2">
              <table:table-cell>
                <text:p text:style-name="P11">4</text:p>
              </table:table-cell>
              <table:table-cell>
                <text:p text:style-name="P11">0100</text:p>
              </table:table-cell>
              <table:table-cell>
                <text:p text:style-name="P11">4</text:p>
              </table:table-cell>
              <table:table-cell>
                <text:p text:style-name="P11">4</text:p>
              </table:table-cell>
            </table:table-row>
            <table:table-row table:style-name="ro1" table:default-cell-style-name="ce2">
              <table:table-cell>
                <text:p text:style-name="P11">5</text:p>
              </table:table-cell>
              <table:table-cell>
                <text:p text:style-name="P11">0101</text:p>
              </table:table-cell>
              <table:table-cell>
                <text:p text:style-name="P11">5</text:p>
              </table:table-cell>
              <table:table-cell>
                <text:p text:style-name="P11">5</text:p>
              </table:table-cell>
            </table:table-row>
            <table:table-row table:style-name="ro1" table:default-cell-style-name="ce2">
              <table:table-cell>
                <text:p text:style-name="P11">6</text:p>
              </table:table-cell>
              <table:table-cell>
                <text:p text:style-name="P11">0110</text:p>
              </table:table-cell>
              <table:table-cell>
                <text:p text:style-name="P11">6</text:p>
              </table:table-cell>
              <table:table-cell>
                <text:p text:style-name="P11">6</text:p>
              </table:table-cell>
            </table:table-row>
            <table:table-row table:style-name="ro1" table:default-cell-style-name="ce2">
              <table:table-cell>
                <text:p text:style-name="P11">7</text:p>
              </table:table-cell>
              <table:table-cell>
                <text:p text:style-name="P11">0111</text:p>
              </table:table-cell>
              <table:table-cell>
                <text:p text:style-name="P11">7</text:p>
              </table:table-cell>
              <table:table-cell>
                <text:p text:style-name="P11">7</text:p>
              </table:table-cell>
            </table:table-row>
            <table:table-row table:style-name="ro1" table:default-cell-style-name="ce2">
              <table:table-cell>
                <text:p text:style-name="P11">8</text:p>
              </table:table-cell>
              <table:table-cell>
                <text:p text:style-name="P11">1000</text:p>
              </table:table-cell>
              <table:table-cell>
                <text:p text:style-name="P11">-0</text:p>
              </table:table-cell>
              <table:table-cell>
                <text:p text:style-name="P11">-8</text:p>
              </table:table-cell>
            </table:table-row>
            <table:table-row table:style-name="ro1" table:default-cell-style-name="ce2">
              <table:table-cell>
                <text:p text:style-name="P11">9</text:p>
              </table:table-cell>
              <table:table-cell>
                <text:p text:style-name="P11">1001</text:p>
              </table:table-cell>
              <table:table-cell>
                <text:p text:style-name="P11">-1</text:p>
              </table:table-cell>
              <table:table-cell>
                <text:p text:style-name="P11">-7</text:p>
              </table:table-cell>
            </table:table-row>
            <table:table-row table:style-name="ro1" table:default-cell-style-name="ce2">
              <table:table-cell>
                <text:p text:style-name="P11">10</text:p>
              </table:table-cell>
              <table:table-cell>
                <text:p text:style-name="P11">1010</text:p>
              </table:table-cell>
              <table:table-cell>
                <text:p text:style-name="P11">-2</text:p>
              </table:table-cell>
              <table:table-cell>
                <text:p text:style-name="P11">-6</text:p>
              </table:table-cell>
            </table:table-row>
            <table:table-row table:style-name="ro1" table:default-cell-style-name="ce2">
              <table:table-cell>
                <text:p text:style-name="P11">11</text:p>
              </table:table-cell>
              <table:table-cell>
                <text:p text:style-name="P11">1011</text:p>
              </table:table-cell>
              <table:table-cell>
                <text:p text:style-name="P11">-3</text:p>
              </table:table-cell>
              <table:table-cell>
                <text:p text:style-name="P11">-5</text:p>
              </table:table-cell>
            </table:table-row>
            <table:table-row table:style-name="ro1" table:default-cell-style-name="ce2">
              <table:table-cell>
                <text:p text:style-name="P11">12</text:p>
              </table:table-cell>
              <table:table-cell>
                <text:p text:style-name="P11">1100</text:p>
              </table:table-cell>
              <table:table-cell>
                <text:p text:style-name="P11">-4</text:p>
              </table:table-cell>
              <table:table-cell>
                <text:p text:style-name="P11">-4</text:p>
              </table:table-cell>
            </table:table-row>
            <table:table-row table:style-name="ro1" table:default-cell-style-name="ce2">
              <table:table-cell>
                <text:p text:style-name="P11">13</text:p>
              </table:table-cell>
              <table:table-cell>
                <text:p text:style-name="P11">1101</text:p>
              </table:table-cell>
              <table:table-cell>
                <text:p text:style-name="P11">-5</text:p>
              </table:table-cell>
              <table:table-cell>
                <text:p text:style-name="P11">-3</text:p>
              </table:table-cell>
            </table:table-row>
            <table:table-row table:style-name="ro1" table:default-cell-style-name="ce2">
              <table:table-cell>
                <text:p text:style-name="P11">14</text:p>
              </table:table-cell>
              <table:table-cell>
                <text:p text:style-name="P11">1110</text:p>
              </table:table-cell>
              <table:table-cell>
                <text:p text:style-name="P11">-6</text:p>
              </table:table-cell>
              <table:table-cell>
                <text:p text:style-name="P11">-2</text:p>
              </table:table-cell>
            </table:table-row>
            <table:table-row table:style-name="ro1" table:default-cell-style-name="ce2">
              <table:table-cell>
                <text:p text:style-name="P11">15</text:p>
              </table:table-cell>
              <table:table-cell>
                <text:p text:style-name="P11">1111</text:p>
              </table:table-cell>
              <table:table-cell>
                <text:p text:style-name="P11">-7</text:p>
              </table:table-cell>
              <table:table-cell>
                <text:p text:style-name="P11">-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Overflow</text:p>
          </draw:text-box>
        </draw:frame>
        <draw:frame presentation:style-name="pr5" draw:text-style-name="P8" draw:layer="layout" svg:width="25.061cm" svg:height="12.954cm" svg:x="1.397cm" svg:y="5.334cm" presentation:class="outline" presentation:user-transformed="true">
          <draw:text-box>
            <text:p text:style-name="P8">X + Y = Z + C</text:p>
            <text:p text:style-name="P8"/>
            <text:p text:style-name="P8">When X, Y, Z are fixed-size numbers</text:p>
            <text:p text:style-name="P8">C &gt; 0 – means <text:span text:style-name="T8">overflow</text:span></text:p>
            <text:p text:style-name="P8"><text:span text:style-name="T8"/></text:p>
            <text:p text:style-name="P8"><text:span text:style-name="T9">C=0 <text:s text:c="2"/>←→ <text:s/>Z&gt;=X and Z&gt;=Y</text:span></text:p>
            <text:p text:style-name="P8"><text:span text:style-name="T9">But… only when X&gt;=0 and Y&gt;=0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Overflow</text:p>
          </draw:text-box>
        </draw:frame>
        <draw:frame presentation:style-name="pr5" draw:layer="layout" svg:width="25.061cm" svg:height="12.954cm" svg:x="1.397cm" svg:y="5.334cm" presentation:class="outline" presentation:user-transformed="true">
          <draw:text-box>
            <text:list text:style-name="L3">
              <text:list-item>
                <text:p>There is no standard function in C and C++ to check overflows</text:p>
              </text:list-item>
              <text:list-item>
                <text:p>But most processors support overflow detection</text:p>
              </text:list-item>
              <text:list-item>
                <text:p>Use GCC builtins (non standard functions)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The Real Values</text:p>
          </draw:text-box>
        </draw:frame>
        <draw:frame presentation:style-name="pr5" draw:layer="layout" svg:width="25.061cm" svg:height="12.954cm" svg:x="1.397cm" svg:y="5.334cm" presentation:class="outline" presentation:user-transformed="true">
          <draw:text-box>
            <text:list text:style-name="L3">
              <text:list-item>
                <text:p>Fixed-Point</text:p>
                <text:list>
                  <text:list-item>
                    <text:p>several meaningful bytes for fractional part</text:p>
                  </text:list-item>
                  <text:list-item>
                    <text:p>often used for ‘Currency’ type in applications</text:p>
                  </text:list-item>
                </text:list>
              </text:list-item>
              <text:list-item>
                <text:p>Floating-Point</text:p>
                <text:list>
                  <text:list-item>
                    <text:p>arbitary fractional part</text:p>
                  </text:list-item>
                  <text:list-item>
                    <text:p>less precise</text:p>
                  </text:list-item>
                  <text:list-item>
                    <text:p>more complex to implemen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The Real Types</text:p>
          </draw:text-box>
        </draw:frame>
        <draw:frame presentation:style-name="pr5" draw:layer="layout" svg:width="25.061cm" svg:height="12.954cm" svg:x="1.397cm" svg:y="5.334cm" presentation:class="outline">
          <draw:text-box>
            <text:list text:style-name="L3">
              <text:list-item>
                <text:p>Float – 32 bit, values about +- 10<text:span text:style-name="T13">37</text:span></text:p>
              </text:list-item>
              <text:list-item>
                <text:p>Double – 64 bit, values about +- 10<text:span text:style-name="T13">307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IEEE 754 Representation</text:p>
          </draw:text-box>
        </draw:frame>
        <draw:frame draw:style-name="standard" draw:layer="layout" svg:width="25.898cm" svg:height="2.479cm" svg:x="1.056cm" svg:y="6.179cm">
          <table:table table:template-name="bw">
            <table:table-column table:style-name="co3"/>
            <table:table-column table:style-name="co4"/>
            <table:table-column table:style-name="co5"/>
            <table:table-row table:style-name="ro2" table:default-cell-style-name="ce3">
              <table:table-cell table:number-columns-spanned="3">
                <text:p text:style-name="P13">Single-Precision (type <text:span text:style-name="T8">float</text:span>); B = 127</text:p>
              </table:table-cell>
              <table:covered-table-cell/>
              <table:covered-table-cell/>
            </table:table-row>
            <table:table-row table:style-name="ro3" table:default-cell-style-name="ce4">
              <table:table-cell>
                <text:p text:style-name="P14">S (1 bit)</text:p>
              </table:table-cell>
              <table:table-cell>
                <text:p text:style-name="P14">E (8 bits)</text:p>
              </table:table-cell>
              <table:table-cell>
                <text:p text:style-name="P14">M (23 bits)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5.898cm" svg:height="2.479cm" svg:x="1.083cm" svg:y="10.504cm">
          <table:table table:template-name="bw">
            <table:table-column table:style-name="co3"/>
            <table:table-column table:style-name="co4"/>
            <table:table-column table:style-name="co5"/>
            <table:table-row table:style-name="ro2" table:default-cell-style-name="ce3">
              <table:table-cell table:number-columns-spanned="3">
                <text:p text:style-name="P13">Double-Precision (type <text:span text:style-name="T8">double</text:span>); 1023</text:p>
              </table:table-cell>
              <table:covered-table-cell/>
              <table:covered-table-cell/>
            </table:table-row>
            <table:table-row table:style-name="ro3" table:default-cell-style-name="ce4">
              <table:table-cell>
                <text:p text:style-name="P14">S (1 bit)</text:p>
              </table:table-cell>
              <table:table-cell>
                <text:p text:style-name="P14">E (11 bits)</text:p>
              </table:table-cell>
              <table:table-cell>
                <text:p text:style-name="P14">M (52 bits)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5" draw:layer="layout" svg:width="22.4cm" svg:height="1.263cm" svg:x="3.2cm" svg:y="15.668cm">
          <draw:text-box>
            <text:p text:style-name="P15"><text:span text:style-name="T14">Value = (-1)</text:span><text:span text:style-name="T15">S</text:span><text:span text:style-name="T14"> ∙ 2</text:span><text:span text:style-name="T15">E-B</text:span><text:span text:style-name="T14"> ∙ (1 + M / (2</text:span><text:span text:style-name="T15">23or52</text:span><text:span text:style-name="T16"> -1) )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Special Values</text:p>
          </draw:text-box>
        </draw:frame>
        <draw:frame presentation:style-name="pr5" draw:layer="layout" svg:width="25.061cm" svg:height="12.954cm" svg:x="1.397cm" svg:y="5.334cm" presentation:class="outline">
          <draw:text-box>
            <text:list text:style-name="L3">
              <text:list-item>
                <text:p>Zeroes: M=0, E=0, S – any</text:p>
              </text:list-item>
              <text:list-item>
                <text:p>Infinity: M=0, E=maximum, S – any</text:p>
              </text:list-item>
              <text:list-item>
                <text:p>Not-a-Number: M&lt;&gt;0, E=maximum, S – any</text:p>
              </text:list-item>
              <text:list-item>
                <text:p>Denormalized (not all processors support):</text:p>
                <text:p>E=0, M – any, S – any<text:tab/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6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Denormalized Values</text:p>
          </draw:text-box>
        </draw:frame>
        <draw:frame draw:style-name="standard" draw:layer="layout" svg:width="25.898cm" svg:height="2.479cm" svg:x="1.056cm" svg:y="6.179cm">
          <table:table table:template-name="bw">
            <table:table-column table:style-name="co3"/>
            <table:table-column table:style-name="co4"/>
            <table:table-column table:style-name="co5"/>
            <table:table-row table:style-name="ro2" table:default-cell-style-name="ce3">
              <table:table-cell table:number-columns-spanned="3">
                <text:p text:style-name="P13">Single-Precision (type <text:span text:style-name="T8">float</text:span>); B = 127</text:p>
              </table:table-cell>
              <table:covered-table-cell/>
              <table:covered-table-cell/>
            </table:table-row>
            <table:table-row table:style-name="ro3" table:default-cell-style-name="ce4">
              <table:table-cell>
                <text:p text:style-name="P14">S (1 bit)</text:p>
              </table:table-cell>
              <table:table-cell>
                <text:p text:style-name="P14">E (8 bits)</text:p>
              </table:table-cell>
              <table:table-cell>
                <text:p text:style-name="P14">M (23 bits)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5.898cm" svg:height="2.479cm" svg:x="1.102cm" svg:y="9.442cm">
          <table:table table:template-name="bw">
            <table:table-column table:style-name="co3"/>
            <table:table-column table:style-name="co4"/>
            <table:table-column table:style-name="co5"/>
            <table:table-row table:style-name="ro2" table:default-cell-style-name="ce3">
              <table:table-cell table:number-columns-spanned="3">
                <text:p text:style-name="P13">Double-Precision (type <text:span text:style-name="T8">double</text:span>); 1023</text:p>
              </table:table-cell>
              <table:covered-table-cell/>
              <table:covered-table-cell/>
            </table:table-row>
            <table:table-row table:style-name="ro3" table:default-cell-style-name="ce4">
              <table:table-cell>
                <text:p text:style-name="P14">S (1 bit)</text:p>
              </table:table-cell>
              <table:table-cell>
                <text:p text:style-name="P14">E (11 bits)</text:p>
              </table:table-cell>
              <table:table-cell>
                <text:p text:style-name="P14">M (52 bits)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5" draw:layer="layout" svg:width="22.4cm" svg:height="5.157cm" svg:x="3.2cm" svg:y="13.721cm">
          <draw:text-box>
            <text:p text:style-name="P15"><text:span text:style-name="T17">Regular Values (when E&gt;0):</text:span></text:p>
            <text:p text:style-name="P15"><text:span text:style-name="T14">Value = (-1)</text:span><text:span text:style-name="T15">S</text:span><text:span text:style-name="T14"> ∙ 2</text:span><text:span text:style-name="T15">E-B</text:span><text:span text:style-name="T14"> ∙ (1 + M / (2</text:span><text:span text:style-name="T15">23or52</text:span><text:span text:style-name="T16"> -1) )</text:span></text:p>
            <text:p text:style-name="P15"><text:span text:style-name="T16"/></text:p>
            <text:p text:style-name="P17"><text:span text:style-name="T18">Denormalized Values (when E=0):</text:span></text:p>
            <text:p text:style-name="P15"><text:span text:style-name="T16">Value = (-1)</text:span><text:span text:style-name="T15">S</text:span><text:span text:style-name="T16"> ∙ <text:s/>M / (2</text:span><text:span text:style-name="T15">23or52</text:span><text:span text:style-name="T16"> -1) 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ic Sans" svg:font-family="'Basic Sans'" style:font-family-generic="roman"/>
    <style:font-face style:name="Source Code Pro" svg:font-family="'Source Code Pro'" style:font-pitch="fixed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frame presentation:style-name="Mpr1" draw:layer="backgroundobjects" svg:width="6.523cm" svg:height="1.449cm" svg:x="1.314cm" svg:y="19.131cm" presentation:class="date-time">
        <draw:text-box>
          <text:p><presentation:date-time/></text:p>
        </draw:text-box>
      </draw:frame>
      <draw:frame presentation:style-name="Mpr1" draw:layer="backgroundobjects" svg:width="8.874cm" svg:height="1.449cm" svg:x="9.489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6.523cm" svg:height="1.449cm" svg:x="19.989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5.199cm" svg:height="12.371cm" svg:x="1.28cm" svg:y="0.837cm" presentation:class="title" presentation:placeholder="true">
        <draw:text-box/>
      </draw:frame>
      <draw:frame presentation:style-name="Vivid-outline1" draw:layer="backgroundobjects" svg:width="25.179cm" svg:height="4.306cm" svg:x="1.29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5.199cm" svg:height="3.506cm" svg:x="1.397cm" svg:y="0.337cm" presentation:class="title" presentation:placeholder="true">
        <draw:text-box/>
      </draw:frame>
      <draw:frame presentation:style-name="Vivid1-outline1" draw:layer="backgroundobjects" svg:width="25.061cm" svg:height="12.954cm" svg:x="1.397cm" svg:y="5.334cm" presentation:class="outline" presentation:placeholder="true">
        <draw:text-box/>
      </draw:frame>
      <draw:frame presentation:style-name="Mpr4" draw:layer="backgroundobjects" svg:width="6.523cm" svg:height="1.449cm" svg:x="1.397cm" svg:y="19.131cm" presentation:class="date-time">
        <draw:text-box>
          <text:p><presentation:date-time/></text:p>
        </draw:text-box>
      </draw:frame>
      <draw:frame presentation:style-name="Mpr4" draw:layer="backgroundobjects" svg:width="8.875cm" svg:height="1.449cm" svg:x="9.573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6.523cm" svg:height="1.449cm" svg:x="20.073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5.199cm" svg:height="3.506cm" svg:x="1.397cm" svg:y="0.837cm" presentation:class="title" presentation:placeholder="true">
        <draw:text-box/>
      </draw:frame>
      <draw:frame presentation:style-name="Vivid2-outline1" draw:layer="backgroundobjects" svg:width="25.275cm" svg:height="14.986cm" svg:x="1.397cm" svg:y="5.08cm" presentation:class="outline" presentation:placeholder="true">
        <draw:text-box/>
      </draw:frame>
      <draw:frame presentation:style-name="Mpr7" draw:layer="backgroundobjects" svg:width="6.523cm" svg:height="1.449cm" svg:x="1.397cm" svg:y="18.966cm" presentation:class="date-time">
        <draw:text-box>
          <text:p><presentation:date-time/></text:p>
        </draw:text-box>
      </draw:frame>
      <draw:frame presentation:style-name="Mpr7" draw:layer="backgroundobjects" svg:width="8.875cm" svg:height="1.449cm" svg:x="9.573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5.259cm" svg:height="1.449cm" svg:x="21.442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4T18:41:38.019000000</meta:creation-date>
    <meta:editing-duration>PT14H13M53S</meta:editing-duration>
    <meta:editing-cycles>61</meta:editing-cycles>
    <meta:generator>LibreOffice/6.1.3.2$Linux_X86_64 LibreOffice_project/10$Build-2</meta:generator>
    <dc:title>Vivid</dc:title>
    <dc:date>2019-09-25T19:40:08.019705060</dc:date>
    <meta:document-statistic meta:object-count="108"/>
  </office:meta>
</office:document-meta>
</file>